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388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>
            <text:p>contact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nbrPhone</text:p>
          </table:table-cell>
          <table:table-cell table:number-columns-repeated="5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financ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financeDetails</text:p>
          </table:table-cell>
          <table:table-cell office:value-type="string">
            <text:p>priceTransaction</text:p>
          </table:table-cell>
          <table:table-cell office:value-type="string">
            <text:p>dateTransaction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tickets</text:p>
          </table:table-cell>
          <table:table-cell table:style-name="ce1" office:value-type="string">
            <text:p>id</text:p>
          </table:table-cell>
          <table:table-cell table:style-name="Default" office:value-type="string">
            <text:p>description</text:p>
          </table:table-cell>
          <table:table-cell table:style-name="ce1" office:value-type="string">
            <text:p>typeTicket</text:p>
          </table:table-cell>
          <table:table-cell table:style-name="ce1" office:value-type="string">
            <text:p>statusTicket</text:p>
          </table:table-cell>
          <table:table-cell table:style-name="ce1" office:value-type="string">
            <text:p>description</text:p>
          </table:table-cell>
          <table:table-cell table:number-columns-repeated="6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banListStreamer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reasonBan</text:p>
          </table:table-cell>
          <table:table-cell table:style-name="ce1" office:value-type="string">
            <text:p>dateBan</text:p>
          </table:table-cell>
          <table:table-cell table:style-name="ce1" office:value-type="string">
            <text:p>dateUnban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ad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brand</text:p>
          </table:table-cell>
          <table:table-cell table:style-name="ce1" office:value-type="string">
            <text:p>nbrAds</text:p>
          </table:table-cell>
          <table:table-cell table:style-name="ce1" office:value-type="string">
            <text:p>dateDebut</text:p>
          </table:table-cell>
          <table:table-cell table:style-name="ce1" office:value-type="string">
            <text:p>dateEnd</text:p>
          </table:table-cell>
          <table:table-cell table:number-columns-repeated="5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affiliatedPartner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verifAffilPartner</text:p>
          </table:table-cell>
          <table:table-cell table:style-name="ce1" office:value-type="string">
            <text:p>nbrSubA</text:p>
          </table:table-cell>
          <table:table-cell table:style-name="ce1" office:value-type="string">
            <text:p>nbrFollowersA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twitchPartner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verifTwitchPartner</text:p>
          </table:table-cell>
          <table:table-cell table:style-name="ce1" office:value-type="string">
            <text:p>nbrSubA</text:p>
          </table:table-cell>
          <table:table-cell table:style-name="ce1" office:value-type="string">
            <text:p>nbrFollowersA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user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birth</text:p>
          </table:table-cell>
          <table:table-cell table:style-name="ce1" office:value-type="string">
            <text:p>nbrPhone</text:p>
          </table:table-cell>
          <table:table-cell table:style-name="ce1" office:value-type="string">
            <text:p>role</text:p>
          </table:table-cell>
          <table:table-cell table:number-columns-repeated="4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following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nbrFollowing</text:p>
          </table:table-cell>
          <table:table-cell table:style-name="ce1" office:value-type="string">
            <text:p>dateFollowing</text:p>
          </table:table-cell>
          <table:table-cell table:style-name="ce1"/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follower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nbrFollowers</text:p>
          </table:table-cell>
          <table:table-cell table:style-name="ce1" office:value-type="string">
            <text:p>followerTime</text:p>
          </table:table-cell>
          <table:table-cell table:style-name="ce1" office:value-type="string">
            <text:p>dateFollowerStart</text:p>
          </table:table-cell>
          <table:table-cell table:style-name="ce1" office:value-type="string">
            <text:p>dateFollowerEnd</text:p>
          </table:table-cell>
          <table:table-cell table:number-columns-repeated="6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sub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nbrSubs</text:p>
          </table:table-cell>
          <table:table-cell table:style-name="ce1" office:value-type="string">
            <text:p>level 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ypeSub</text:p>
          </table:table-cell>
          <table:table-cell table:style-name="ce1" office:value-type="string">
            <text:p>totalTime</text:p>
          </table:table-cell>
          <table:table-cell table:number-columns-repeated="5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giftSub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nbrGiftSub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dateGift</text:p>
          </table:table-cell>
          <table:table-cell table:number-columns-repeated="6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primeGaming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dateActivation</text:p>
          </table:table-cell>
          <table:table-cell table:style-name="ce1"/>
          <table:table-cell table:number-columns-repeated="8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amazonReward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teClaimed</text:p>
          </table:table-cell>
          <table:table-cell table:number-columns-repeated="8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giftCar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numberCode</text:p>
          </table:table-cell>
          <table:table-cell table:style-name="ce1" office:value-type="string">
            <text:p>rewardGift</text:p>
          </table:table-cell>
          <table:table-cell table:number-columns-repeated="8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linkedGamesAccount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platforms</text:p>
          </table:table-cell>
          <table:table-cell table:style-name="ce1" office:value-type="string">
            <text:p>dateLinked</text:p>
          </table:table-cell>
          <table:table-cell table:number-columns-repeated="8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whispers</text:p>
          </table:table-cell>
          <table:table-cell table:style-name="ce1" office:value-type="string">
            <text:p>id</text:p>
          </table:table-cell>
          <table:table-cell office:value-type="string">
            <text:p>msgWhisper</text:p>
          </table:table-cell>
          <table:table-cell office:value-type="string">
            <text:p>hourWhisper</text:p>
          </table:table-cell>
          <table:table-cell office:value-type="string">
            <text:p>dateWhisper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bannedUsers</text:p>
          </table:table-cell>
          <table:table-cell table:style-name="ce1" office:value-type="string">
            <text:p>id</text:p>
          </table:table-cell>
          <table:table-cell office:value-type="string">
            <text:p>reason</text:p>
          </table:table-cell>
          <table:table-cell office:value-type="string">
            <text:p>banDate</text:p>
          </table:table-cell>
          <table:table-cell office:value-type="string">
            <text:p>banDateEnd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friend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dateAdded</text:p>
          </table:table-cell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myClips</text:p>
          </table:table-cell>
          <table:table-cell table:style-name="ce1" office:value-type="string">
            <text:p>id</text:p>
          </table:table-cell>
          <table:table-cell office:value-type="string">
            <text:p>nameMyClip</text:p>
          </table:table-cell>
          <table:table-cell office:value-type="string">
            <text:p>hourMyClip</text:p>
          </table:table-cell>
          <table:table-cell office:value-type="string">
            <text:p>dateMyClip</text:p>
          </table:table-cell>
          <table:table-cell office:value-type="string">
            <text:p>urlClip</text:p>
          </table:table-cell>
          <table:table-cell table:number-columns-repeated="6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connections</text:p>
          </table:table-cell>
          <table:table-cell table:style-name="ce1" office:value-type="string">
            <text:p>id</text:p>
          </table:table-cell>
          <table:table-cell office:value-type="string">
            <text:p>connectedTo</text:p>
          </table:table-cell>
          <table:table-cell office:value-type="string">
            <text:p>dateConnection</text:p>
          </table:table-cell>
          <table:table-cell table:number-columns-repeated="8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wallet</text:p>
          </table:table-cell>
          <table:table-cell table:style-name="ce1" office:value-type="string">
            <text:p>id</text:p>
          </table:table-cell>
          <table:table-cell office:value-type="string">
            <text:p>currency</text:p>
          </table:table-cell>
          <table:table-cell office:value-type="string">
            <text:p>chargeWallet</text:p>
          </table:table-cell>
          <table:table-cell office:value-type="string">
            <text:p>dateCharge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bits</text:p>
          </table:table-cell>
          <table:table-cell table:style-name="ce1" office:value-type="string">
            <text:p>id</text:p>
          </table:table-cell>
          <table:table-cell office:value-type="string">
            <text:p>nbrBits</text:p>
          </table:table-cell>
          <table:table-cell office:value-type="string">
            <text:p>price</text:p>
          </table:table-cell>
          <table:table-cell office:value-type="string">
            <text:p>dateCharge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bitsMsg</text:p>
          </table:table-cell>
          <table:table-cell table:style-name="ce1" office:value-type="string">
            <text:p>id</text:p>
          </table:table-cell>
          <table:table-cell office:value-type="string">
            <text:p>nbrBits</text:p>
          </table:table-cell>
          <table:table-cell office:value-type="string">
            <text:p>msgBits</text:p>
          </table:table-cell>
          <table:table-cell office:value-type="string">
            <text:p>dateMsg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categories</text:p>
          </table:table-cell>
          <table:table-cell table:style-name="ce1" office:value-type="string">
            <text:p>id</text:p>
          </table:table-cell>
          <table:table-cell office:value-type="string">
            <text:p>nameCat</text:p>
          </table:table-cell>
          <table:table-cell office:value-type="string">
            <text:p>description</text:p>
          </table:table-cell>
          <table:table-cell office:value-type="string">
            <text:p>dateCreation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subCategories</text:p>
          </table:table-cell>
          <table:table-cell table:style-name="ce1" office:value-type="string">
            <text:p>id</text:p>
          </table:table-cell>
          <table:table-cell office:value-type="string">
            <text:p>subNameCat</text:p>
          </table:table-cell>
          <table:table-cell office:value-type="string">
            <text:p>description</text:p>
          </table:table-cell>
          <table:table-cell office:value-type="string">
            <text:p>dateCreation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tags</text:p>
          </table:table-cell>
          <table:table-cell table:style-name="ce1" office:value-type="string">
            <text:p>id</text:p>
          </table:table-cell>
          <table:table-cell office:value-type="string">
            <text:p>nameTag</text:p>
          </table:table-cell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interestedIn</text:p>
          </table:table-cell>
          <table:table-cell table:style-name="ce1" office:value-type="string">
            <text:p>id</text:p>
          </table:table-cell>
          <table:table-cell office:value-type="string">
            <text:p>/////////</text:p>
          </table:table-cell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live_channel </text:p>
          </table:table-cell>
          <table:table-cell table:style-name="ce1" office:value-type="string">
            <text:p>id</text:p>
          </table:table-cell>
          <table:table-cell office:value-type="string">
            <text:p>/////////</text:p>
          </table:table-cell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emotesTwitch</text:p>
          </table:table-cell>
          <table:table-cell table:style-name="ce1" office:value-type="string">
            <text:p>id</text:p>
          </table:table-cell>
          <table:table-cell office:value-type="string">
            <text:p>nameEmoteTw</text:p>
          </table:table-cell>
          <table:table-cell office:value-type="string">
            <text:p>imgEmoteTw</text:p>
          </table:table-cell>
          <table:table-cell office:value-type="string">
            <text:p>dateAdded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myChannel</text:p>
          </table:table-cell>
          <table:table-cell table:style-name="ce1" office:value-type="string">
            <text:p>id</text:p>
          </table:table-cell>
          <table:table-cell office:value-type="string">
            <text:p>nameChannel</text:p>
          </table:table-cell>
          <table:table-cell office:value-type="string">
            <text:p>descriptionChannel</text:p>
          </table:table-cell>
          <table:table-cell office:value-type="string">
            <text:p>urlChannel</text:p>
          </table:table-cell>
          <table:table-cell office:value-type="string">
            <text:p>dateCreation</text:p>
          </table:table-cell>
          <table:table-cell office:value-type="string">
            <text:p>viewersCount</text:p>
          </table:table-cell>
          <table:table-cell table:number-columns-repeated="5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moderator</text:p>
          </table:table-cell>
          <table:table-cell table:style-name="ce1" office:value-type="string">
            <text:p>id</text:p>
          </table:table-cell>
          <table:table-cell office:value-type="string">
            <text:p>dateAdded</text:p>
          </table:table-cell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streamChat</text:p>
          </table:table-cell>
          <table:table-cell table:style-name="ce1" office:value-type="string">
            <text:p>id</text:p>
          </table:table-cell>
          <table:table-cell office:value-type="string">
            <text:p>msgStream</text:p>
          </table:table-cell>
          <table:table-cell office:value-type="string">
            <text:p>dateMsgSent</text:p>
          </table:table-cell>
          <table:table-cell table:number-columns-repeated="8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community</text:p>
          </table:table-cell>
          <table:table-cell table:style-name="ce1" office:value-type="string">
            <text:p>id</text:p>
          </table:table-cell>
          <table:table-cell office:value-type="string">
            <text:p>nameRole</text:p>
          </table:table-cell>
          <table:table-cell office:value-type="string">
            <text:p>//////////</text:p>
          </table:table-cell>
          <table:table-cell table:number-columns-repeated="8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channelsPts</text:p>
          </table:table-cell>
          <table:table-cell table:style-name="ce1" office:value-type="string">
            <text:p>id</text:p>
          </table:table-cell>
          <table:table-cell office:value-type="string">
            <text:p>nbrPts</text:p>
          </table:table-cell>
          <table:table-cell office:value-type="string">
            <text:p>ptsClaimed(follow)</text:p>
          </table:table-cell>
          <table:table-cell table:number-columns-repeated="8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channelClips</text:p>
          </table:table-cell>
          <table:table-cell table:style-name="ce1" office:value-type="string">
            <text:p>id</text:p>
          </table:table-cell>
          <table:table-cell office:value-type="string">
            <text:p>chanClip</text:p>
          </table:table-cell>
          <table:table-cell office:value-type="string">
            <text:p>urlClip</text:p>
          </table:table-cell>
          <table:table-cell office:value-type="string">
            <text:p>dateClip </text:p>
          </table:table-cell>
          <table:table-cell office:value-type="string">
            <text:p>timeClip</text:p>
          </table:table-cell>
          <table:table-cell table:number-columns-repeated="6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myEmotes</text:p>
          </table:table-cell>
          <table:table-cell table:style-name="ce1" office:value-type="string">
            <text:p>id</text:p>
          </table:table-cell>
          <table:table-cell office:value-type="string">
            <text:p>nameEmote</text:p>
          </table:table-cell>
          <table:table-cell office:value-type="string">
            <text:p>urlEmote</text:p>
          </table:table-cell>
          <table:table-cell office:value-type="string">
            <text:p>imgEmote</text:p>
          </table:table-cell>
          <table:table-cell office:value-type="string">
            <text:p>dateAdded</text:p>
          </table:table-cell>
          <table:table-cell table:number-columns-repeated="6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badges</text:p>
          </table:table-cell>
          <table:table-cell table:style-name="ce1" office:value-type="string">
            <text:p>id</text:p>
          </table:table-cell>
          <table:table-cell office:value-type="string">
            <text:p>levelBadge</text:p>
          </table:table-cell>
          <table:table-cell office:value-type="string">
            <text:p>imgBadge</text:p>
          </table:table-cell>
          <table:table-cell office:value-type="string">
            <text:p>timeBadge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stream</text:p>
          </table:table-cell>
          <table:table-cell table:style-name="ce1" office:value-type="string">
            <text:p>id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duration</text:p>
          </table:table-cell>
          <table:table-cell office:value-type="string">
            <text:p>dateDebut</text:p>
          </table:table-cell>
          <table:table-cell office:value-type="string">
            <text:p>dateEnd</text:p>
          </table:table-cell>
          <table:table-cell office:value-type="string">
            <text:p>nbrViewers</text:p>
          </table:table-cell>
          <table:table-cell table:number-columns-repeated="4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pastStreams</text:p>
          </table:table-cell>
          <table:table-cell table:style-name="ce1" office:value-type="string">
            <text:p>id</text:p>
          </table:table-cell>
          <table:table-cell office:value-type="string">
            <text:p>nameStream</text:p>
          </table:table-cell>
          <table:table-cell office:value-type="string">
            <text:p>timeStream</text:p>
          </table:table-cell>
          <table:table-cell office:value-type="string">
            <text:p>dateStream</text:p>
          </table:table-cell>
          <table:table-cell office:value-type="string">
            <text:p>nbrView</text:p>
          </table:table-cell>
          <table:table-cell office:value-type="string">
            <text:p>urlReplay</text:p>
          </table:table-cell>
          <table:table-cell table:number-columns-repeated="5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allVids</text:p>
          </table:table-cell>
          <table:table-cell table:style-name="ce1" office:value-type="string">
            <text:p>id</text:p>
          </table:table-cell>
          <table:table-cell office:value-type="string">
            <text:p>nameVid</text:p>
          </table:table-cell>
          <table:table-cell office:value-type="string">
            <text:p>timeVid</text:p>
          </table:table-cell>
          <table:table-cell office:value-type="string">
            <text:p>dateVid</text:p>
          </table:table-cell>
          <table:table-cell office:value-type="string">
            <text:p>nbrView</text:p>
          </table:table-cell>
          <table:table-cell office:value-type="string">
            <text:p>urlVid</text:p>
          </table:table-cell>
          <table:table-cell table:number-columns-repeated="5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highlights</text:p>
          </table:table-cell>
          <table:table-cell table:style-name="ce1" office:value-type="string">
            <text:p>id</text:p>
          </table:table-cell>
          <table:table-cell office:value-type="string">
            <text:p>nameHl</text:p>
          </table:table-cell>
          <table:table-cell office:value-type="string">
            <text:p>timeHl</text:p>
          </table:table-cell>
          <table:table-cell office:value-type="string">
            <text:p>dateHl</text:p>
          </table:table-cell>
          <table:table-cell office:value-type="string">
            <text:p>nbrView</text:p>
          </table:table-cell>
          <table:table-cell office:value-type="string">
            <text:p>urlHighlight</text:p>
          </table:table-cell>
          <table:table-cell table:number-columns-repeated="5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clips</text:p>
          </table:table-cell>
          <table:table-cell table:style-name="ce1" office:value-type="string">
            <text:p>id</text:p>
          </table:table-cell>
          <table:table-cell office:value-type="string">
            <text:p>nameClip</text:p>
          </table:table-cell>
          <table:table-cell office:value-type="string">
            <text:p>timeClip</text:p>
          </table:table-cell>
          <table:table-cell office:value-type="string">
            <text:p>dateClip</text:p>
          </table:table-cell>
          <table:table-cell office:value-type="string">
            <text:p>nbrView</text:p>
          </table:table-cell>
          <table:table-cell office:value-type="string">
            <text:p>urlClip</text:p>
          </table:table-cell>
          <table:table-cell table:number-columns-repeated="5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recommendedChannels</text:p>
          </table:table-cell>
          <table:table-cell table:style-name="ce1" office:value-type="string">
            <text:p>id</text:p>
          </table:table-cell>
          <table:table-cell office:value-type="string">
            <text:p>reasonRecom</text:p>
          </table:table-cell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collections</text:p>
          </table:table-cell>
          <table:table-cell table:style-name="ce1" office:value-type="string">
            <text:p>id</text:p>
          </table:table-cell>
          <table:table-cell office:value-type="string">
            <text:p>nameCollection</text:p>
          </table:table-cell>
          <table:table-cell office:value-type="string">
            <text:p>descriptionCollection</text:p>
          </table:table-cell>
          <table:table-cell office:value-type="string">
            <text:p>dateCreation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inventory</text:p>
          </table:table-cell>
          <table:table-cell table:style-name="ce1" office:value-type="string">
            <text:p>id</text:p>
          </table:table-cell>
          <table:table-cell office:value-type="string">
            <text:p>nameInv</text:p>
          </table:table-cell>
          <table:table-cell office:value-type="string">
            <text:p>dateAquired</text:p>
          </table:table-cell>
          <table:table-cell office:value-type="string">
            <text:p>dateClaimed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campaigns</text:p>
          </table:table-cell>
          <table:table-cell table:style-name="ce1" office:value-type="string">
            <text:p>id</text:p>
          </table:table-cell>
          <table:table-cell office:value-type="string">
            <text:p>nameCamp</text:p>
          </table:table-cell>
          <table:table-cell office:value-type="string">
            <text:p>timeCamp</text:p>
          </table:table-cell>
          <table:table-cell office:value-type="string">
            <text:p>objetCamp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trendingStreams</text:p>
          </table:table-cell>
          <table:table-cell table:style-name="ce1" office:value-type="string">
            <text:p>id</text:p>
          </table:table-cell>
          <table:table-cell office:value-type="string">
            <text:p>/////////</text:p>
          </table:table-cell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statistics</text:p>
          </table:table-cell>
          <table:table-cell table:style-name="ce1" office:value-type="string">
            <text:p>id</text:p>
          </table:table-cell>
          <table:table-cell office:value-type="string">
            <text:p>nbrViewers</text:p>
          </table:table-cell>
          <table:table-cell office:value-type="string">
            <text:p>nbrViews</text:p>
          </table:table-cell>
          <table:table-cell office:value-type="string">
            <text:p>nbrClips</text:p>
          </table:table-cell>
          <table:table-cell office:value-type="string">
            <text:p>nbrComs</text:p>
          </table:table-cell>
          <table:table-cell office:value-type="string">
            <text:p>DateMade</text:p>
          </table:table-cell>
          <table:table-cell office:value-type="string">
            <text:p>timeStream</text:p>
          </table:table-cell>
          <table:table-cell office:value-type="string">
            <text:p>categoriesStream</text:p>
          </table:table-cell>
          <table:table-cell table:number-columns-repeated="3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suggestionChannels</text:p>
          </table:table-cell>
          <table:table-cell table:style-name="ce1" office:value-type="string">
            <text:p>id</text:p>
          </table:table-cell>
          <table:table-cell office:value-type="string">
            <text:p>/////////</text:p>
          </table:table-cell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extensions</text:p>
          </table:table-cell>
          <table:table-cell table:style-name="ce1" office:value-type="string">
            <text:p>id</text:p>
          </table:table-cell>
          <table:table-cell office:value-type="string">
            <text:p>nameExtension</text:p>
          </table:table-cell>
          <table:table-cell office:value-type="string">
            <text:p>typeExtension</text:p>
          </table:table-cell>
          <table:table-cell office:value-type="string">
            <text:p>dateAdded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blockList</text:p>
          </table:table-cell>
          <table:table-cell table:style-name="ce1" office:value-type="string">
            <text:p>id</text:p>
          </table:table-cell>
          <table:table-cell office:value-type="string">
            <text:p>reasonBlock</text:p>
          </table:table-cell>
          <table:table-cell office:value-type="string">
            <text:p>dateBl</text:p>
          </table:table-cell>
          <table:table-cell office:value-type="string">
            <text:p>hourBl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report</text:p>
          </table:table-cell>
          <table:table-cell table:style-name="ce1" office:value-type="string">
            <text:p>id</text:p>
          </table:table-cell>
          <table:table-cell office:value-type="string">
            <text:p>reasonReport</text:p>
          </table:table-cell>
          <table:table-cell office:value-type="string">
            <text:p>dateReport</text:p>
          </table:table-cell>
          <table:table-cell office:value-type="string">
            <text:p>hourReport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notifications</text:p>
          </table:table-cell>
          <table:table-cell table:style-name="ce1" office:value-type="string">
            <text:p>id</text:p>
          </table:table-cell>
          <table:table-cell office:value-type="string">
            <text:p>descriptionNotif</text:p>
          </table:table-cell>
          <table:table-cell office:value-type="string">
            <text:p>dateNotif</text:p>
          </table:table-cell>
          <table:table-cell office:value-type="string">
            <text:p>hourNotif</text:p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 table:number-rows-repeated="945">
          <table:table-cell table:number-columns-repeated="12"/>
          <table:table-cell table:style-name="ce1" table:number-columns-repeated="2"/>
          <table:table-cell table:number-columns-repeated="101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9">09/08/2024</text:date>, <text:time>13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8-09T13:18:42.85</dc:date>
    <dc:creator>Yohan Nourry</dc:creator>
    <meta:document-statistic meta:table-count="1" meta:cell-count="276" meta:object-count="0"/>
    <meta:generator>OpenOffice/4.1.10$Win32 OpenOffice.org_project/4110m2$Build-9807</meta:generator>
  </office:meta>
</office:document-meta>
</file>